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Lucidasans, 'Lucida Sans', 'Arial Unicode MS'"/>
    <style:font-face style:name="Times New Roman" svg:font-family="'Times New Roman'"/>
    <style:font-face style:name="FreeSerif1" svg:font-family="FreeSerif" style:font-adornments="Mittel" style:font-family-generic="roman"/>
    <style:font-face style:name="FreeMono" svg:font-family="FreeMono" style:font-adornments="Mittel" style:font-family-generic="modern" style:font-pitch="fixed"/>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automatic-styles>
    <style:style style:name="P1" style:family="paragraph" style:parent-style-name="Standard" style:list-style-name="L1"/>
    <style:style style:name="P2" style:family="paragraph" style:parent-style-name="Standard" style:list-style-name="L1">
      <style:paragraph-properties text:number-lines="false" text:line-number="0"/>
      <style:text-properties style:font-name="Charter"/>
    </style:style>
    <style:style style:name="P3" style:family="paragraph" style:parent-style-name="Heading_20_2">
      <style:text-properties style:font-name="Times" fo:font-size="12pt" style:font-size-asian="12pt" style:font-size-complex="12pt"/>
    </style:style>
    <style:style style:name="P4" style:family="paragraph" style:parent-style-name="Heading_20_1">
      <style:text-properties style:font-name="Times" fo:font-size="12pt" fo:language="en" fo:country="GB" style:font-name-asian="HG Mincho Light J" style:font-size-asian="12pt" style:font-name-complex="Tahoma" style:font-size-complex="12pt"/>
    </style:style>
    <style:style style:name="T1" style:family="text">
      <style:text-properties style:font-name-asian="FreeMono" style:font-name-complex="FreeMono"/>
    </style:style>
    <style:style style:name="T2" style:family="text">
      <style:text-properties style:font-name="FreeSerif1" style:font-name-asian="FreeMono" style:font-name-complex="FreeMono"/>
    </style:style>
    <style:style style:name="T3" style:family="text">
      <style:text-properties style:font-name="FreeSerif" style:font-name-asian="FreeMono" style:font-name-complex="FreeMono"/>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Ingredients</text:h>
      <text:p text:style-name="Standard"><text:span text:style-name="T1">2 cups (500ml) vegetable stock</text:span></text:p>
      <text:p text:style-name="Standard"><text:span text:style-name="T1">3 cups (750ml) water</text:span></text:p>
      <text:p text:style-name="Standard"><text:span text:style-name="T1">1 tablespoon oil</text:span></text:p>
      <text:p text:style-name="Standard"><text:span text:style-name="T1">2 cloves garlic, crushed</text:span></text:p>
      <text:p text:style-name="Standard"><text:span text:style-name="T1">1 medium red onion, chopped finely</text:span></text:p>
      <text:p text:style-name="Standard"><text:span text:style-name="T1">2 medium tomatoes, chopped</text:span></text:p>
      <text:p text:style-name="Standard"><text:span text:style-name="T1">1 medium capsicum, chopped finely</text:span></text:p>
      <text:p text:style-name="Standard">¼ teaspoon tumeric</text:p>
      <text:p text:style-name="Standard"><text:span text:style-name="T1">2 teaspoons sweet paprika</text:span></text:p>
      <text:p text:style-name="Standard"><text:span text:style-name="T1">1</text:span><text:span text:style-name="T2">¾</text:span><text:span text:style-name="T3"> cups (350g) arborio rice</text:span></text:p>
      <text:p text:style-name="Standard"><text:span text:style-name="T3">1 cup frozen peas</text:span></text:p>
      <text:p text:style-name="Standard"><text:span text:style-name="T3">100g baby beans</text:span></text:p>
      <text:p text:style-name="Standard">¼ cup sliced black olives</text:p>
      <text:h text:style-name="P3" text:outline-level="2">Method</text:h>
      <text:list xml:id="list2018881915" text:style-name="L1">
        <text:list-item>
          <text:p text:style-name="P1">Bring stock and water to boil. Remove from heat.</text:p>
        </text:list-item>
        <text:list-item>
          <text:p text:style-name="P1">Heat oil in large frying pan; cook garlic, onion, capsicum, tumeric and paprika, stirring until vegetables soften. Add rice; stir to coat in spice mixture. Stir in stock mixture, bring to the boild. Reduce heat; simmer uncovered, about 20 minutes or until rice is almost tender.</text:p>
        </text:list-item>
        <text:list-item>
          <text:p text:style-name="P1">Sprinkle peas and beans evenly over surface of paella; simmer covered for about 5 minutes or until rice is tender. Add olives, stand, covered for 5 minutes. <text:s/></text:p>
          <text:p text:style-name="P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Lucidasans, 'Lucida Sans', 'Arial Unicode MS'"/>
    <style:font-face style:name="Times New Roman" svg:font-family="'Times New Roman'"/>
    <style:font-face style:name="FreeSerif1" svg:font-family="FreeSerif" style:font-adornments="Mittel" style:font-family-generic="roman"/>
    <style:font-face style:name="FreeMono" svg:font-family="FreeMono" style:font-adornments="Mittel" style:font-family-generic="modern" style:font-pitch="fixed"/>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FreeSerif"/>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FreeSerif"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New Roman"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Times New Roman" style:font-name-complex="Tahoma1"/>
    </style:style>
    <style:style style:name="Footnote_20_Symbol" style:display-name="Footnote Symbol" style:family="text"/>
    <style:style style:name="Numbering_20_Symbols" style:display-name="Numbering Symbols"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ing_20_1">
      <style:text-properties style:font-name="Times" fo:font-size="12pt" fo:language="en" fo:country="GB" style:font-name-asian="HG Mincho Light J" style:font-size-asian="12pt" style:font-name-complex="Tahoma" style:font-size-complex="12pt"/>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1">Vegetable Pealla</text:h>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meta:creation-date>2012-09-01T14:30:22</meta:creation-date>
    <dc:language>en-AU</dc:language>
    <meta:editing-cycles>3</meta:editing-cycles>
    <meta:editing-duration>PT10M47S</meta:editing-duration>
    <meta:initial-creator>Frank Jung</meta:initial-creator>
    <dc:date>2012-09-01T14:41:09</dc:date>
    <dc:creator>Frank Jung</dc:creator>
    <meta:document-statistic meta:table-count="0" meta:image-count="0" meta:object-count="0" meta:page-count="1" meta:paragraph-count="19" meta:word-count="145" meta:character-count="833" meta:non-whitespace-character-count="709"/>
    <meta:user-defined meta:name="Info 1"/>
    <meta:user-defined meta:name="Info 2"/>
    <meta:user-defined meta:name="Info 3"/>
    <meta:user-defined meta:name="Info 4"/>
  </office:meta>
</office:document-meta>
</file>